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Arial1" fo:font-size="24pt" fo:font-weight="bold" officeooo:rsid="00103886" officeooo:paragraph-rsid="00103886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ff860d" loext:opacity="100%" style:font-name="Arial1" fo:font-size="14pt" fo:font-weight="bold" officeooo:rsid="00103886" officeooo:paragraph-rsid="00103886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bold" officeooo:rsid="00103886" officeooo:paragraph-rsid="00103886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103886" officeooo:paragraph-rsid="00103886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acb20c" loext:opacity="100%" style:font-name="Arial1" fo:font-size="11pt" fo:font-weight="bold" officeooo:rsid="00103886" officeooo:paragraph-rsid="00103886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: Lenguajes de marcas.</text:p>
      <text:p text:style-name="P1"/>
      <text:p text:style-name="P2">1. Introducción y contextualización práctica.</text:p>
      <text:p text:style-name="P2"/>
      <text:p text:style-name="P4">Los documentos con los que trabajamos en internet deben de seguir unas reglas para que se puedan visualizar o compartir y que no haya problemas con su interpretación. Los lenguajes de marcas son un mecanismo que nos va a permitir realizar este cometido. El uso más frecuente es la creación de páginas web.</text:p>
      <text:p text:style-name="P4"/>
      <text:p text:style-name="P2">2. Concepto y características generales. Orígenes y evolución.</text:p>
      <text:p text:style-name="P2"/>
      <text:p text:style-name="P4">Un lenguaje de marcas nos va a permitir crear documentos para representar información que vamos a poder visualizar en un navegador web, usarlo como ficheros de configuración o utilizar en el intercambio de información entre aplicaciones informáticas.</text:p>
      <text:p text:style-name="P4"/>
      <text:p text:style-name="P4">Vamos a disponer de etiquetas en las que se utilizan los caracteres <text:span text:style-name="T1">&lt;,&gt; y /</text:span>.</text:p>
      <text:p text:style-name="P4"/>
      <text:p text:style-name="P5">2.1. Características generales.</text:p>
      <text:p text:style-name="P5"/>
      <text:p text:style-name="P3">· Uso de texto plano: <text:span text:style-name="T2">pueden ser editados por cualquier editor o procesador de textos.</text:span></text:p>
      <text:p text:style-name="P3"><text:span text:style-name="T2"/></text:p>
      <text:p text:style-name="P3">· Compacto: <text:span text:style-name="T2">las marcas se incluyen dentro del propio contenido, pero no se muestran en el resultado final.</text:span></text:p>
      <text:p text:style-name="P3"><text:span text:style-name="T2"/></text:p>
      <text:p text:style-name="P3">· Procesamiento fácil y ligero: <text:span text:style-name="T2">crear documentos con etiquetas que se puedan mezclar con lenguajes especializados.</text:span></text:p>
      <text:p text:style-name="P3"><text:span text:style-name="T2"/></text:p>
      <text:p text:style-name="P3">· Flexible: <text:span text:style-name="T2">permite su utilización en diferentes áreas de trabajo.</text:span></text:p>
      <text:p text:style-name="P3"><text:span text:style-name="T2"/></text:p>
      <text:p text:style-name="P5">2.2. Orígenes y evolución.</text:p>
      <text:p text:style-name="P5"/>
      <text:p text:style-name="P4">El origen es el <text:span text:style-name="T1">GML (Generalized Markup Language)</text:span>, se conseguía que la información fuera independiente del sistema operativo o software de aplicación utilizado. Este formato evolucionó hacia SGML, que es un lenguaje complejo que solo se usa para aplicaciones industriales.</text:p>
      <text:p text:style-name="P4"/>
      <text:p text:style-name="P4">En los años 90 Tim Berners-Lee simplifica SGML y crea el lenguaje de marcas HTML, que permite que se visualice información en un navegador web.</text:p>
      <text:p text:style-name="P4"/>
      <text:p text:style-name="P3">HTML <text:span text:style-name="T2">estaba limitado en el uso de etiquetas y en la creación de contenido dinámico.</text:span></text:p>
      <text:p text:style-name="P3">XML <text:span text:style-name="T2">se convierte en un lenguaje de marcas estructural libre en la creación de etiquetas.</text:span></text:p>
      <text:p text:style-name="P3"><text:span text:style-name="T2"/></text:p>
      <text:p text:style-name="P3">XHTML (Extensible Hypertext Markup Language) <text:span text:style-name="T2">se trata de una nueva versión de HTML basada en XML. Permite identificar errores e inconsistencias de manera más precisa.</text:span></text:p>
      <text:p text:style-name="P3"><text:span text:style-name="T2"/></text:p>
      <text:p text:style-name="P2">3. Clasificación e identificación de los lenguajes más relevantes.</text:p>
      <text:p text:style-name="P2"/>
      <text:p text:style-name="P3">· De presentación: <text:span text:style-name="T2">se utiliza para el diseño y muestra del texto de un documento (Word).</text:span></text:p>
      <text:p text:style-name="P3"><text:span text:style-name="T2"/></text:p>
      <text:p text:style-name="P3">· De procedimiento: <text:span text:style-name="T2">dispone de la funcionalidad de presentación, pero también incluye visibilidad de lo que se está editando (Postcript).</text:span></text:p>
      <text:p text:style-name="P3"><text:span text:style-name="T2"/></text:p>
      <text:p text:style-name="P3">· Descriptivo o semántico: <text:span text:style-name="T2">se utilizan etiquetas para la descripción de partes del texto, pero nada más. SGML y sus derivados como HTML, XML o XHTML.</text:span></text:p>
      <text:p text:style-name="P5"><text:soft-page-break/>3.1. Utilización en distintos ámbitos.</text:p>
      <text:p text:style-name="P5"/>
      <text:p text:style-name="P4">Los usos más demandados son:</text:p>
      <text:p text:style-name="P4"/>
      <text:p text:style-name="P3">· Compartir información entre plataformas.</text:p>
      <text:p text:style-name="P3"/>
      <text:p text:style-name="P3">· Base de datos: <text:span text:style-name="T2">XML al tener información estructurada nos va a permitir interrogarla para obtener resultados filtrados.</text:span></text:p>
      <text:p text:style-name="P3"><text:span text:style-name="T2"/></text:p>
      <text:p text:style-name="P3">· Conversión: <text:span text:style-name="T2">podemos convertir este formato a los más utilizados actualmente.</text:span></text:p>
      <text:p text:style-name="P3"><text:span text:style-name="T2"/></text:p>
      <text:p text:style-name="P2">4. Herramientas de edición.</text:p>
      <text:p text:style-name="P2"/>
      <text:p text:style-name="P5">4.1. Bloc de notas.</text:p>
      <text:p text:style-name="P5"/>
      <text:p text:style-name="P4">La forma más inmediata. A la hora de grabarlo hay que cambiar la extensión a HTML.</text:p>
      <text:p text:style-name="P4"/>
      <text:p text:style-name="P5">4.2. Notepad++.</text:p>
      <text:p text:style-name="P5"/>
      <text:p text:style-name="P4">Es un editor libre muy potente que permite la elección de numerosos lenguajes tanto de programación como de marcas. Nos va a permitir identificar de manera muy rápida la línea donde se encuentra el error.</text:p>
      <text:p text:style-name="P4"/>
      <text:p text:style-name="P5">4.3. Visual Studio Code.</text:p>
      <text:p text:style-name="P5"/>
      <text:p text:style-name="P4">Una característica muy interesante de este programa es el autocompletado de ciertas etiquetas a medida que vamos escribiendo y también la posibilidad de instalar plugins que aumenten la capacidad de este programa.</text:p>
      <text:p text:style-name="P4"/>
      <text:p text:style-name="P2">5. XML: características propias, etiquetas.</text:p>
      <text:p text:style-name="P2"/>
      <text:p text:style-name="P4">Surge de la simplificación de SGML.</text:p>
      <text:p text:style-name="P4">Una de las ventajas con respecto a HTML es que no está limitado a un número concreto de etiquetas.</text:p>
      <text:p text:style-name="P4"/>
      <text:p text:style-name="P3">XML está caracterizado por:</text:p>
      <text:p text:style-name="P3"/>
      <text:p text:style-name="P4">· Se pueden crear etiquetas necesarias.</text:p>
      <text:p text:style-name="P4">· Las etiquetas también pueden tener asociados atributos que permiten diferenciar valores.</text:p>
      <text:p text:style-name="P4">· Utilizan un esquema partiendo de un nodo raíz.</text:p>
      <text:p text:style-name="P4">· El diseño y la estructura no son dependientes entre sí.</text:p>
      <text:p text:style-name="P4"/>
      <text:p text:style-name="P4">Tienen una estructura en árbol jerárquica y consta de dos partes principales:</text:p>
      <text:p text:style-name="P4"/>
      <text:p text:style-name="P3">· Prólogo: <text:span text:style-name="T2">aparece en el comienzo del documento y contiene referencias de cómo está definido el contenido del XML.</text:span></text:p>
      <text:p text:style-name="P3"><text:span text:style-name="T2"/></text:p>
      <text:p text:style-name="P3">· Cuerpo: <text:span text:style-name="T2">contiene la información en si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><text:soft-page-break/>6. Elaboración de documentos bien formados: estructura y sintaxis.</text:p>
      <text:p text:style-name="P2"/>
      <text:p text:style-name="P3">Las normas básicas son:</text:p>
      <text:p text:style-name="P3"/>
      <text:p text:style-name="P4">· El documento debe tener un prólogo definido donde se indique versión y codificación del documento.</text:p>
      <text:p text:style-name="P4"/>
      <text:p text:style-name="P4">· Estructura en forma de árbol en la que debe existir un nodo raíz.</text:p>
      <text:p text:style-name="P4"/>
      <text:p text:style-name="P4">· Las etiquetas tienen que estar emparejadas, es decir, toda etiqueta de apertura debe tener una de cierre.</text:p>
      <text:p text:style-name="P4"/>
      <text:p text:style-name="P4">· Los atributos de las etiquetas deberán ir encerrados entre comillas simples o dobles, y no se pueden repetir dentro de la misma etiqueta.</text:p>
      <text:p text:style-name="P4"/>
      <text:p text:style-name="P4">· Es sensible a mayúsculas y minúsculas.</text:p>
      <text:p text:style-name="P4"/>
      <text:p text:style-name="P4">· Los nombres de las etiquetas no pueden comenzar por un número, ni utilizar caracteres reservados como por ejemplo /.</text:p>
      <text:p text:style-name="P4"/>
      <text:p text:style-name="P4">· Los comentarios deben de ir fuera de las etiquetas y se representan con los símbolos &lt;!-- para su apertura y -- &gt; para su cierre.</text:p>
      <text:p text:style-name="P4"/>
      <text:p text:style-name="P2">7. Utilización de espacios de nombres en XML.</text:p>
      <text:p text:style-name="P2"/>
      <text:p text:style-name="P4">Con el uso del espacio de nombres se va a poder evitar la ambigüedad de etiquetas cuando queramos unir dos o más ficheros XML que contengan elementos con el mismo nombre.</text:p>
      <text:p text:style-name="P4"/>
      <text:p text:style-name="P4">En el documento las etiquetas que sean ambiguas van a estar precedidas de un prefijo que identificará su procedencia seguido de dos puntos:</text:p>
      <text:p text:style-name="P4"/>
      <text:p text:style-name="P3">&lt;prefijo:etiqueta&gt;&lt;/prefijo:etiqueta&gt;</text:p>
      <text:p text:style-name="P3"/>
      <text:p text:style-name="P4">Para poder utilizar los prefijos en un espacio de nombres hay que declararlo e indicarle con un índice con el URI que tenga asociado mediante el atributo especial xmlns. Dicha declaración hay que realizarla entre el prólogo y el cuerpo.</text:p>
      <text:p text:style-name="P4"/>
      <text:p text:style-name="P3">&lt;conexión&gt;://&lt;direccion_del_servidor&gt;/&lt;sección1&gt;/&lt;sección2&gt;/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7:16:54.527000000</meta:creation-date>
    <dc:date>2024-01-03T17:42:26.538000000</dc:date>
    <meta:editing-duration>PT25M32S</meta:editing-duration>
    <meta:editing-cycles>1</meta:editing-cycles>
    <meta:document-statistic meta:table-count="0" meta:image-count="0" meta:object-count="0" meta:page-count="3" meta:paragraph-count="59" meta:word-count="873" meta:character-count="5426" meta:non-whitespace-character-count="4612"/>
    <meta:generator>LibreOffice/7.6.2.1$Windows_X86_64 LibreOffice_project/56f7684011345957bbf33a7ee678afaf4d2ba333</meta:generator>
  </office:meta>
</office:document-meta>
</file>